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5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61]" office:value-type="float" office:value="845864513">
            <text:p>845,864,513</text:p>
          </table:table-cell>
          <table:table-cell table:style-name="ce2" table:formula="of:=[.L61]" office:value-type="float" office:value="4266379442">
            <text:p>4,266,379,44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Houses_feat_set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27803635">
            <text:p>227,803,635.00</text:p>
          </table:table-cell>
          <table:table-cell office:value-type="float" office:value="1281584175">
            <text:p>1,281,584,17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731.2">
            <text:p>228,731.2000</text:p>
          </table:table-cell>
          <table:table-cell table:style-name="ce17" table:formula="of:=[.O16]/[.O32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 table:number-columns-repeated="3"/>
          <table:table-cell office:value-type="string">
            <text:p>Added set1 features</text:p>
          </table:table-cell>
          <table:table-cell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46319371">
            <text:p>146,319,371.00</text:p>
          </table:table-cell>
          <table:table-cell office:value-type="float" office:value="708146315">
            <text:p>708,146,315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58300.1">
            <text:p>258,300.1000</text:p>
          </table:table-cell>
          <table:table-cell table:style-name="ce17" table:formula="of:=[.O17]/[.O33]" office:value-type="percentage" office:value="1">
            <text:p>100.0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4">
          <table:table-cell table:number-columns-repeated="3"/>
          <table:table-cell office:value-type="string">
            <text:p>Removed sqft.living.cut.fctr as feature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/>
          <table:table-cell office:value-type="string">
            <text:p>(1.43e+03,1.91e+03]</text:p>
          </table:table-cell>
          <table:table-cell office:value-type="float" office:value="124631725">
            <text:p>124,631,725.00</text:p>
          </table:table-cell>
          <table:table-cell office:value-type="float" office:value="583493872">
            <text:p>583,493,872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18944">
            <text:p>0.4519</text:p>
          </table:table-cell>
          <table:table-cell table:style-name="ce17" table:formula="of:=[.O18]/[.O34]" office:value-type="percentage" office:value="1">
            <text:p>100.0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K29]/[.B$12]" office:value-type="percentage" office:value="0.717647136947569">
            <text:p>71.76%</text:p>
          </table:table-cell>
          <table:table-cell table:style-name="ce4" table:formula="of:=[.L29]/[.C$12]" office:value-type="percentage" office:value="0.719750302040763">
            <text:p>71.98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/>
          <table:table-cell office:value-type="string">
            <text:p>(0,1.43e+03]</text:p>
          </table:table-cell>
          <table:table-cell office:value-type="float" office:value="108277515">
            <text:p>108,277,515.00</text:p>
          </table:table-cell>
          <table:table-cell office:value-type="float" office:value="497503530">
            <text:p>497,503,530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350111">
            <text:p>0.5350</text:p>
          </table:table-cell>
          <table:table-cell table:style-name="ce17" table:formula="of:=[.O19]/[.O35]" office:value-type="percentage" office:value="1">
            <text:p>100.0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office:value-type="string">
            <text:p>Added sqft_living feature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formula="of:=[.B33]" office:value-type="percentage" office:value="0.717647136947569">
            <text:p>71.76%</text:p>
          </table:table-cell>
          <table:table-cell table:style-name="ce4" table:formula="of:=[.C33]" office:value-type="percentage" office:value="0.719750302040763">
            <text:p>71.98%</text:p>
          </table:table-cell>
          <table:table-cell office:value-type="string">
            <text:p>Baseline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21]/[.O37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62.293">
            <text:p>62.29</text:p>
          </table:table-cell>
          <table:table-cell table:style-name="ce17" table:formula="of:=[.O23]/[.O39]" office:value-type="percentage" office:value="1.11564223798266">
            <text:p>111.56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table:formula="of:=[.O24]/[.O40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26]/[.O4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table:formula="of:=[.O27]/[.O43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28])" office:value-type="float" office:value="607032246">
            <text:p>607,032,246.00</text:p>
          </table:table-cell>
          <table:table-cell table:style-name="ce16" table:formula="of:=SUM([.L16:.L28])" office:value-type="float" office:value="3070727892">
            <text:p>3,070,727,89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29]/[.K45]" office:value-type="percentage" office:value="1">
            <text:p>100.00%</text:p>
          </table:table-cell>
          <table:table-cell table:style-name="ce17" table:formula="of:=[.L29]/[.L45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sqft_living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27803635">
            <text:p>227,803,635.00</text:p>
          </table:table-cell>
          <table:table-cell office:value-type="float" office:value="1281584175">
            <text:p>1,281,584,17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731.2">
            <text:p>228,731.2000</text:p>
          </table:table-cell>
          <table:table-cell table:style-name="ce17" table:formula="of:=[.O32]/[.O48]" office:value-type="percentage" office:value="0.73377839514688">
            <text:p>73.38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4" table:formula="of:=[.K45]/[.B$12]" office:value-type="percentage" office:value="0.717647136947569">
            <text:p>71.76%</text:p>
          </table:table-cell>
          <table:table-cell table:style-name="ce4" table:formula="of:=[.L45]/[.C$12]" office:value-type="percentage" office:value="0.719750302040763">
            <text:p>71.98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46319371">
            <text:p>146,319,371.00</text:p>
          </table:table-cell>
          <table:table-cell office:value-type="float" office:value="708146315">
            <text:p>708,146,315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58300.1">
            <text:p>258,300.1000</text:p>
          </table:table-cell>
          <table:table-cell table:style-name="ce17" table:formula="of:=[.O33]/[.O49]" office:value-type="percentage" office:value="0.683233824055323">
            <text:p>68.3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sqft_living feature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/>
          <table:table-cell office:value-type="string">
            <text:p>(1.43e+03,1.91e+03]</text:p>
          </table:table-cell>
          <table:table-cell office:value-type="float" office:value="124631725">
            <text:p>124,631,725.00</text:p>
          </table:table-cell>
          <table:table-cell office:value-type="float" office:value="583493872">
            <text:p>583,493,872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18944">
            <text:p>0.4519</text:p>
          </table:table-cell>
          <table:table-cell table:style-name="ce17" table:formula="of:=[.O34]/[.O50]" office:value-type="percentage" office:value="-25.1488077681228">
            <text:p>-2514.88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49]" office:value-type="percentage" office:value="1">
            <text:p>100.00%</text:p>
          </table:table-cell>
          <table:table-cell table:style-name="ce4" table:formula="of:=[.C49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/>
          <table:table-cell office:value-type="string">
            <text:p>(0,1.43e+03]</text:p>
          </table:table-cell>
          <table:table-cell office:value-type="float" office:value="108277515">
            <text:p>108,277,515.00</text:p>
          </table:table-cell>
          <table:table-cell office:value-type="float" office:value="497503530">
            <text:p>497,503,530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350111">
            <text:p>0.5350</text:p>
          </table:table-cell>
          <table:table-cell table:style-name="ce17" table:formula="of:=[.O35]/[.O51]" office:value-type="percentage" office:value="723.25117775969">
            <text:p>72325.1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style-name="ce9"/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style-name="ce8"/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37]/[.O53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55.836">
            <text:p>55.84</text:p>
          </table:table-cell>
          <table:table-cell table:style-name="ce17" table:formula="of:=[.O39]/[.O55]" office:value-type="percentage" office:value="1.0692045498066">
            <text:p>106.92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table:formula="of:=[.O40]/[.O56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42]/[.O58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table:formula="of:=[.O43]/[.O59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:.K44])" office:value-type="float" office:value="607032246">
            <text:p>607,032,246.00</text:p>
          </table:table-cell>
          <table:table-cell table:style-name="ce16" table:formula="of:=SUM([.L32:.L44])" office:value-type="float" office:value="3070727892">
            <text:p>3,070,727,89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5]/[.K61]" office:value-type="percentage" office:value="0.717647136947569">
            <text:p>71.76%</text:p>
          </table:table-cell>
          <table:table-cell table:style-name="ce17" table:formula="of:=[.L45]/[.L61]" office:value-type="percentage" office:value="0.719750302040763">
            <text:p>71.9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845864513">
            <text:p>845,864,513.00</text:p>
          </table:table-cell>
          <table:table-cell office:value-type="float" office:value="4266379442">
            <text:p>4,266,379,44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311717">
            <text:p>311,717.0000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61]/[.B12]" office:value-type="percentage" office:value="1">
            <text:p>100.00%</text:p>
          </table:table-cell>
          <table:table-cell table:style-name="ce4" table:formula="of:=[.L61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378055.2">
            <text:p>378,055.200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-0.01796882">
            <text:p>-0.018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0007397307">
            <text:p>0.0007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52.222">
            <text:p>52.2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8:.K60])" office:value-type="float" office:value="845864513">
            <text:p>845,864,513.00</text:p>
          </table:table-cell>
          <table:table-cell table:style-name="ce16" table:formula="of:=SUM([.L48:.L60])" office:value-type="float" office:value="4266379442">
            <text:p>4,266,379,44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13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227803635">
            <text:p>2278036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146319371">
            <text:p>14631937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124631725">
            <text:p>12463172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108277515">
            <text:p>10827751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.x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281584175">
            <text:p>1281584175</text:p>
          </table:table-cell>
          <table:table-cell table:number-columns-repeated="8"/>
          <table:table-cell office:value-type="float" office:value="227803635">
            <text:p>22780363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708146315">
            <text:p>708146315</text:p>
          </table:table-cell>
          <table:table-cell table:number-columns-repeated="8"/>
          <table:table-cell office:value-type="float" office:value="146319371">
            <text:p>146319371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583493872">
            <text:p>583493872</text:p>
          </table:table-cell>
          <table:table-cell table:number-columns-repeated="8"/>
          <table:table-cell office:value-type="float" office:value="124631725">
            <text:p>12463172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497503530">
            <text:p>497503530</text:p>
          </table:table-cell>
          <table:table-cell table:number-columns-repeated="8"/>
          <table:table-cell office:value-type="float" office:value="108277515">
            <text:p>108277515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__rcv_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iving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18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1/04/2016</text:date>, <text:time>18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6-01-04T18:05:00</dc:date>
    <dc:creator>Balaji Iyengar</dc:creator>
    <meta:editing-duration>PT1690H13M39S</meta:editing-duration>
    <meta:editing-cycles>488</meta:editing-cycles>
    <meta:document-statistic meta:table-count="3" meta:cell-count="508" meta:object-count="0"/>
    <meta:user-defined meta:name=""/>
  </office:meta>
</office:document-meta>
</file>